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9.34cm" fo:min-width="25.44cm" fo:padding-top="0.151cm" fo:padding-bottom="0.151cm" fo:padding-left="0.276cm" fo:padding-right="0.276cm" drawooo:fontwork-style="rotate" drawooo:fontwork-adjust="left" drawooo:fontwork-distance="-0.9cm" drawooo:fontwork-start="20.3cm" drawooo:fontwork-shadow-offset-x="0cm" drawooo:fontwork-shadow-offset-y="0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6.062cm" fo:min-width="7.228cm" fo:padding-top="0.151cm" fo:padding-bottom="0.151cm" fo:padding-left="0.276cm" fo:padding-right="0.276cm" draw:shadow="hidden" drawooo:fontwork-style="rotate" drawooo:fontwork-adjust="right" drawooo:fontwork-distance="0.2cm" drawooo:fontwork-start="6.8cm" drawooo:fontwork-shadow-offset-x="0cm" drawooo:fontwork-shadow-offset-y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0%"/>
      <style:paragraph-properties fo:text-align="center" style:writing-mode="lr-tb"/>
      <style:text-properties style:font-name="Times New Roman" fo:font-size="32pt" style:font-size-asian="32pt" style:font-size-complex="32pt"/>
    </style:style>
    <style:style style:name="T1" style:family="text">
      <style:text-properties style:font-name="Times New Roman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25.939cm" svg:height="19.589cm" svg:x="1cm" svg:y="1cm" svg:viewBox="0 0 25940 19590" svg:d="M0 19590c0-6530 0-13060 0-19590 8647 0 17293 0 25940 0 0 6530 0 13060 0 19590-8647 0-17293 0-25940 0z">
          <text:p text:style-name="P1"><text:span text:style-name="T1">All Physical Entities</text:span></text:p>
        </draw:path>
        <draw:path draw:style-name="gr2" draw:text-style-name="P2" draw:layer="layout" svg:width="11.999cm" svg:height="9.999cm" svg:x="11.25cm" svg:y="6cm" svg:viewBox="0 0 12000 10000" svg:d="M12000 5000c0 877-278 1739-804 2501-526 760-1284 1390-2196 1829-912 440-1947 670-3001 670-1052 0-2087-230-2999-670-912-439-1670-1069-2196-1829-526-762-804-1624-804-2501s278-1739 804-2499c526-762 1284-1392 2196-1831 912-440 1947-670 2999-670 1054 0 2089 230 3001 670 912 439 1670 1069 2196 1829 526 762 804 1624 804 2501z">
          <text:p text:style-name="P1"><text:span text:style-name="T1">Cats</text:span></text:p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30T13:51:41.924000000</meta:creation-date>
    <dc:date>2022-05-30T14:04:53.264000000</dc:date>
    <meta:editing-duration>PT12M23S</meta:editing-duration>
    <meta:editing-cycles>4</meta:editing-cycles>
    <meta:generator>LibreOffice/7.2.7.2$Windows_X86_64 LibreOffice_project/8d71d29d553c0f7dcbfa38fbfda25ee34cce99a2</meta:generator>
    <meta:document-statistic meta:object-count="2"/>
  </office:meta>
</office:document-meta>
</file>